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left="0.4925in" fo:margin-right="0in" fo:text-align="start" style:justify-single-word="false" fo:text-indent="0in" style:auto-text-indent="false"/>
    </style:style>
    <style:style style:name="P4" style:family="paragraph" style:parent-style-name="Standard">
      <style:paragraph-properties fo:margin-left="0in" fo:margin-right="0in" fo:text-align="start" style:justify-single-word="false" fo:text-indent="0in" style:auto-text-indent="false"/>
    </style:style>
    <style:style style:name="P5" style:family="paragraph" style:parent-style-name="Standard">
      <style:paragraph-properties fo:text-align="start" style:justify-single-word="false"/>
    </style:style>
    <style:style style:name="P6" style:family="paragraph" style:parent-style-name="Standard" style:list-style-name="L2">
      <style:paragraph-properties fo:text-align="start" style:justify-single-word="false"/>
    </style:style>
    <style:style style:name="P7" style:family="paragraph" style:parent-style-name="Standard" style:list-style-name="L2">
      <style:paragraph-properties fo:text-align="start" style:justify-single-word="false"/>
    </style:style>
    <style:style style:name="P8" style:family="paragraph" style:parent-style-name="Standard" style:list-style-name="L3">
      <style:paragraph-properties fo:text-align="start" style:justify-single-word="false"/>
    </style:style>
    <style:style style:name="P9" style:family="paragraph" style:parent-style-name="Standard" style:list-style-name="L3">
      <style:paragraph-properties fo:text-align="start" style:justify-single-word="false"/>
    </style:style>
    <style:style style:name="P10" style:family="paragraph" style:parent-style-name="Standard" style:list-style-name="L3">
      <style:paragraph-properties fo:text-align="start" style:justify-single-word="false"/>
    </style:style>
    <style:style style:name="P11" style:family="paragraph" style:parent-style-name="Standard" style:list-style-name="L3">
      <style:paragraph-properties fo:text-align="start" style:justify-single-word="false"/>
    </style:style>
    <style:style style:name="P12" style:family="paragraph" style:parent-style-name="Standard">
      <style:paragraph-properties fo:margin-left="0.4925in" fo:margin-right="0in" fo:text-align="start" style:justify-single-word="false" fo:text-indent="0in" style:auto-text-indent="false"/>
    </style:style>
    <style:style style:name="P13" style:family="paragraph" style:parent-style-name="Standard" style:list-style-name="L1">
      <style:paragraph-properties fo:margin-left="0in" fo:margin-right="0in" fo:text-align="start" style:justify-single-word="false" fo:text-indent="0in" style:auto-text-indent="false"/>
    </style:style>
    <style:style style:name="P14" style:family="paragraph" style:parent-style-name="Standard" style:list-style-name="L1">
      <style:paragraph-properties fo:margin-left="0in" fo:margin-right="0in" fo:text-align="start" style:justify-single-word="false" fo:text-indent="0in" style:auto-text-indent="false"/>
    </style:style>
    <style:style style:name="P15" style:family="paragraph" style:parent-style-name="Standard" style:list-style-name="L1">
      <style:paragraph-properties fo:margin-left="0in" fo:margin-right="0in" fo:text-align="start" style:justify-single-word="false" fo:text-indent="0in" style:auto-text-indent="false"/>
    </style:style>
    <style:style style:name="P16" style:family="paragraph" style:parent-style-name="Standard" style:list-style-name="L1">
      <style:paragraph-properties fo:margin-left="0in" fo:margin-right="0in" fo:text-align="start" style:justify-single-word="false" fo:text-indent="0in" style:auto-text-indent="false"/>
    </style:style>
    <style:style style:name="P17" style:family="paragraph" style:parent-style-name="Standard" style:list-style-name="L1">
      <style:paragraph-properties fo:margin-left="0in" fo:margin-right="0in" fo:text-align="start" style:justify-single-word="false" fo:text-indent="0in" style:auto-text-indent="false"/>
    </style:style>
    <style:style style:name="P18" style:family="paragraph" style:parent-style-name="Standard" style:list-style-name="L1">
      <style:paragraph-properties fo:margin-left="0in" fo:margin-right="0in" fo:text-align="start" style:justify-single-word="false" fo:text-indent="0in" style:auto-text-indent="false"/>
    </style:style>
    <text:list-style style:name="L1">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 Durtschi</text:p>
      <text:p text:style-name="P1">CS4500</text:p>
      <text:p text:style-name="P1">Artificial Intelligence</text:p>
      <text:p text:style-name="P1">Ron Peterson</text:p>
      <text:p text:style-name="P1"/>
      <text:p text:style-name="P2">Chapter 3 and 4</text:p>
      <text:p text:style-name="P2"/>
      <text:p text:style-name="P4">3.2</text:p>
      <text:p text:style-name="P3">See attached page.</text:p>
      <text:p text:style-name="P3">It seems that depth first search would work better for this problem. <text:s/>In a breadth first search, you must analyze all of the siblings of a state. <text:s/>For this problem, this will lead to analyzing many failing states. <text:s/>The start state alone has only one successful child. <text:s/>Also, although there is one point where you can branch and reach the goal state from either path, both paths have a cost of 7, and so a breadth first search will gain you nothing in finding the most efficient solution.</text:p>
      <text:p text:style-name="P5">3.7</text:p>
      <text:list text:style-name="L1">
        <text:list-item>
          <text:p text:style-name="P13">A goal driven search would be best for diagnosing automobile problems. <text:s/>The goal that we want to solve is the problem with the car. <text:s/>You can work backwards from the car problem to find states that could have produced the problem. <text:s/>In this case, the start state would be a problem free car.</text:p>
        </text:list-item>
        <text:list-item>
          <text:p text:style-name="P13">A data driven search would be best in this case. <text:s/>You have all the data about the problem; the common ancestor's name, your name, and the name of the person making the claim. <text:s/>You can use this information to reach your goal (verifying the person's claim). <text:s/>You could start with John Doe, find all his descendants, and descendants' descendants, until you find yourself and the other person in the descendants.</text:p>
        </text:list-item>
        <text:list-item>
          <text:p text:style-name="P13">A goal driven search would be best in this case. <text:s/>This goal is finding you and the other person are related. <text:s/>Beginning with you and the other person, you would look at each person's ancestor's one generation back; check if you have a common ancestor; and so on back eight generations until you've confirmed or denied the claim.</text:p>
        </text:list-item>
        <text:list-item>
          <text:p text:style-name="P13">Goal driven search would be best for the theorum prover. <text:s/>The theorum is the goal in this case. <text:s/>It is easier to start with the theorum, and work backwards to see what rules could produce that theorum.</text:p>
        </text:list-item>
        <text:list-item>
          <text:p text:style-name="P13">A data driven search would be best for a sonar system. <text:s/>In this case, you have a large amount of data gathered from the sonar device, and many possible goal states (submarine, whale, fish).</text:p>
        </text:list-item>
        <text:list-item>
          <text:p text:style-name="P13">A data driven search would be best for categorizing plants. <text:s/>You have all the data about a particular plant, which can be used to come up with any number of goals (a categorization).</text:p>
        </text:list-item>
      </text:list>
      <text:p text:style-name="P5">4.5</text:p>
      <text:list text:style-name="L2">
        <text:list-item>
          <text:p text:style-name="P6">The number of children that can be derived from each state depends on the position of the blank space. <text:s/>If the blank space is in the middle, 6 children can be produced; if the space is 2 spaces away from either edge, 5 children can be produced; if the space is 1 space away from eight edge, 4 children can be produced; if the space is at either edge, 3 children can be produced.</text:p>
        </text:list-item>
        <text:list-item>
          <text:p text:style-name="P6"/>
        </text:list-item>
      </text:list>
      <text:p text:style-name="P5">4.12</text:p>
      <text:list text:style-name="L3">
        <text:list-item>
          <text:p text:style-name="P8">1. You could start with a substitution of n = 1, apply that substitution to every letter of the code, check if the result makes sense; if not, increment n.</text:p>
          <text:p text:style-name="P8">2. You could look at the most commonly occurring letter in the code; replace that letter with the most commonly occurring letter in the English language, and note the amount of the shift; apply that shift to the rest of the code, and see if the result makes sense; if it doesn't, substitute with the second most commonly occurring letter in the English language; and so on.</text:p>
          <text:p text:style-name="P8">3. You could look at the most commonly occurring letter in the code; replace that letter with the most commonly occurring letter in the English language; replace the second most commonly occurring letter with the second most commonly occurring letter in the English language; and so on; if the result doesn't make sense, try again, with different substitutions.</text:p>
        </text:list-item>
        <text:list-item>
          <text:p text:style-name="P8">The third heuristic would work best for an arbitrary mapping, because it doesn't rely on every letter having to be shifted a certain amount. </text:p>
        </text:list-item>
      </text:list>
      <text:p text:style-name="P5">4.14</text:p>
      <text:p text:style-name="P3">See attached page.</text:p>
      <text:p text:style-name="P3">You get a different pruning because of the order in which you check each state. <text:s/>Going in one direction, you may have to evaluate all siblings in order to come up with the best value, while going in the other direction allows you to eliminate certain branches soo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2-01T20:11:42</meta:creation-date>
    <dc:date>2009-02-04T06:26:07</dc:date>
    <dc:language>en-US</dc:language>
    <meta:editing-cycles>29</meta:editing-cycles>
    <meta:editing-duration>P2DT4H23M8S</meta:editing-duration>
    <meta:user-defined meta:name="Info 1"/>
    <meta:user-defined meta:name="Info 2"/>
    <meta:user-defined meta:name="Info 3"/>
    <meta:user-defined meta:name="Info 4"/>
    <meta:document-statistic meta:table-count="0" meta:image-count="0" meta:object-count="0" meta:page-count="2" meta:paragraph-count="25" meta:word-count="695" meta:character-count="3882"/>
  </office:meta>
</office:document-meta>
</file>